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473" officeooo:paragraph-rsid="0004f473"/>
    </style:style>
    <style:style style:name="P2" style:family="paragraph" style:parent-style-name="Standard">
      <style:text-properties officeooo:rsid="00066292" officeooo:paragraph-rsid="00066292"/>
    </style:style>
    <style:style style:name="P3" style:family="paragraph" style:parent-style-name="Standard">
      <style:text-properties officeooo:paragraph-rsid="0004f473"/>
    </style:style>
    <style:style style:name="P4" style:family="paragraph" style:parent-style-name="Standard">
      <style:text-properties officeooo:rsid="0006fe53" officeooo:paragraph-rsid="0006fe53"/>
    </style:style>
    <style:style style:name="T1" style:family="text">
      <style:text-properties officeooo:rsid="0004f473"/>
    </style:style>
    <style:style style:name="T2" style:family="text">
      <style:text-properties officeooo:rsid="000662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y’smagazine</text:p>
      <text:p text:style-name="P1">@lucy’smagazine</text:p>
      <text:p text:style-name="P4">avec la typo et le logo</text:p>
      <text:p text:style-name="P1"/>
      <text:p text:style-name="P1">Nak<text:span text:style-name="T2">i</text:span>d <text:span text:style-name="T2">magazine</text:span></text:p>
      <text:p text:style-name="P3"><text:span text:style-name="T1">site ou lien : </text:span><text:a xlink:type="simple" xlink:href="https://nakid.online/2020/01/07/luminescent-by-photographer-yvette-tang-nsfw-exclusive-editorial/" text:style-name="Internet_20_link" text:visited-style-name="Visited_20_Internet_20_Link">https://nakid.online/2020/01/07/luminescent-by-photographer-yvette-tang-nsfw-exclusive-editorial/</text:a> </text:p>
      <text:p text:style-name="P2">luminescent by photographer yvette tang</text:p>
      <text:p text:style-name="P4">avec leur typo et l’article dessu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07:16.448000000</meta:creation-date>
    <dc:date>2020-03-30T20:52:31.623000000</dc:date>
    <meta:editing-duration>PT4M55S</meta:editing-duration>
    <meta:editing-cycles>1</meta:editing-cycles>
    <meta:document-statistic meta:table-count="0" meta:image-count="0" meta:object-count="0" meta:page-count="1" meta:paragraph-count="7" meta:word-count="26" meta:character-count="252" meta:non-whitespace-character-count="232"/>
    <meta:generator>LibreOffice/6.2.4.2$Windows_X86_64 LibreOffice_project/2412653d852ce75f65fbfa83fb7e7b669a126d64</meta:generator>
  </office:meta>
</office:document-meta>
</file>